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089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25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z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table:style-name="ce1" office:value-type="date" office:date-value="2023-05-01" calcext:value-type="date">
            <text:p>5/1/2023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r</text:p>
          </table:table-cell>
          <table:table-cell table:style-name="ce1" office:value-type="date" office:date-value="2023-05-02" calcext:value-type="date">
            <text:p>5/2/2023</text:p>
          </table:table-cell>
          <table:table-cell office:value-type="float" office:value="23.4" calcext:value-type="float">
            <text:p>23.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table:style-name="ce1" office:value-type="date" office:date-value="2023-05-03" calcext:value-type="date">
            <text:p>5/3/2023</text:p>
          </table:table-cell>
          <table:table-cell office:value-type="float" office:value="12.33" calcext:value-type="float">
            <text:p>12.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ång</text:p>
          </table:table-cell>
          <table:table-cell table:style-name="ce1" office:value-type="date" office:date-value="2023-05-04" calcext:value-type="date">
            <text:p>5/4/2023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table:style-name="ce1" office:value-type="date" office:date-value="2023-05-05" calcext:value-type="date">
            <text:p>5/5/2023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ten</text:p>
          </table:table-cell>
          <table:table-cell table:style-name="ce1" office:value-type="date" office:date-value="2023-05-06" calcext:value-type="date">
            <text:p>5/6/2023</text:p>
          </table:table-cell>
          <table:table-cell office:value-type="float" office:value="20.9" calcext:value-type="float">
            <text:p>20.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be</text:p>
          </table:table-cell>
          <table:table-cell table:style-name="ce1" office:value-type="date" office:date-value="2023-05-07" calcext:value-type="date">
            <text:p>5/7/2023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m</text:p>
          </table:table-cell>
          <table:table-cell table:style-name="ce1" office:value-type="date" office:date-value="2023-05-08" calcext:value-type="date">
            <text:p>5/8/2023</text:p>
          </table:table-cell>
          <table:table-cell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dde</text:p>
          </table:table-cell>
          <table:table-cell table:style-name="ce1" office:value-type="date" office:date-value="2023-05-09" calcext:value-type="date">
            <text:p>5/9/2023</text:p>
          </table:table-cell>
          <table:table-cell office:value-type="float" office:value="18.9" calcext:value-type="float">
            <text:p>18.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table:style-name="ce1" office:value-type="date" office:date-value="2023-05-10" calcext:value-type="date">
            <text:p>5/10/2023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r Nyfelt</meta:initial-creator>
    <dc:creator>Per Nyfelt</dc:creator>
    <meta:creation-date>2023-03-14T12:21:16</meta:creation-date>
    <dc:date>2023-03-14T12:24:16</dc:date>
    <meta:generator>LibreOffice/7.3.7.2$Linux_X86_64 LibreOffice_project/30$Build-2</meta:generator>
    <meta:document-statistic meta:table-count="1" meta:cell-count="44" meta:object-count="0"/>
    <meta:user-defined meta:name="AppVersion">16.0300</meta:user-defined>
    <meta:user-defined meta:name="Company">Nordnet</meta:user-defined>
  </office:meta>
</office:document-meta>
</file>